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950000171B000016857212E9A7.svm"/>
  <manifest:file-entry manifest:media-type="" manifest:full-path="Pictures/2000008B0000117700003454DE4385A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msetzung</text:p>
      <text:p text:style-name="Text_20_body">Ich konzentriere mich zunächst bei der Planung auf den Business-Teil. Die Optionen sind dafür nicht relevant. Auch der zufällig ermittelte Startspieler kann durch die GUI ermittelt werden.</text:p>
      <text:h text:style-name="Heading_20_1" text:outline-level="1">Spielablauf</text:h>
      <text:p text:style-name="Text_20_body"><draw:frame draw:style-name="fr1" draw:name="Grafik3" text:anchor-type="paragraph" svg:x="0.386cm" svg:y="-0.129cm" svg:width="5.168cm" svg:height="13.397cm" draw:z-index="0"><draw:image xlink:href="Pictures/2000008B0000117700003454DE4385AC.svm" xlink:type="simple" xlink:show="embed" xlink:actuate="onLoad"/></draw:frame>Die Spieler machen nach Spielstart abwechselnd ihren Spielzug. Der Spielstatus zeigt an, welcher Spieler an der Reihe ist. Sobald ein Spieler durch seinen Zug gewonnen hat, ist das Spiel beendet. Der Gewinner wird dann angezeigt.</text:p>
      <text:p text:style-name="Text_20_body">Das Spiel ist auch beendet, wenn alle Felder gefüllt si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Klassendesign</text:h>
      <text:p text:style-name="Text_20_body">Die Erweiterungsmöglichkeit für ein dreidimensionales Spiel wird nicht weiter verfolgt, da mir keine Darstellungsmöglichkeit einfällt, die zeitnah zu realisieren wäre.</text:p>
      <text:p text:style-name="Text_20_body"><draw:frame draw:style-name="fr1" draw:name="Grafik1" text:anchor-type="paragraph" svg:x="0.127cm" svg:y="0cm" svg:width="9.867cm" svg:height="5.764cm" draw:z-index="1"><draw:image xlink:href="Pictures/200000950000171B000016857212E9A7.svm" xlink:type="simple" xlink:show="embed" xlink:actuate="onLoad"/></draw:frame>Eigene Klassen Cell und Spielbrett wurde verworfen, da diese recht leer wären. Die Methoden würden nicht viel mehr tun, als simple Setter.</text:p>
      <text:p text:style-name="Text_20_body">Ggf. können diese später extrahiert werden.</text:p>
      <text:p text:style-name="Text_20_body">Öffentliches Attribut currentState wird als Property implementiert.</text:p>
      <text:h text:style-name="Heading_20_2" text:outline-level="2"/>
      <text:h text:style-name="P2" text:outline-level="2">Business</text:h>
      <text:p text:style-name="Text_20_body">Zentrale Klasse und einzige Schnittstelle zum Business-Teil.</text:p>
      <text:p text:style-name="Text_20_body">startNewGame: Setzt currentState auf Player1 und initialisiert cells mit CellState.Empty Array.</text:p>
      <text:p text:style-name="Text_20_body">doMove: führt einen Spielzug aus. In der übergebenen Spalte wird der Stein des aktuellen Spielers (currentState = Spieler1 oder = Spieler2) gesetzt und das Ergebnis des Zuges wird zurückgeliefert.</text:p>
      <text:h text:style-name="Heading_20_3" text:outline-level="3">Testfälle</text:h>
      <text:list xml:id="list2015560528536091963" text:style-name="L2">
        <text:list-item>
          <text:p text:style-name="P1">Startzustand</text:p>
          <text:p text:style-name="P1">Vorbereitung: -</text:p>
          <text:p text:style-name="P1">Durchführung: Instanziierung Business und jeder Aufruf von startNewGame aus beliebigem Vorzustand</text:p>
          <text:p text:style-name="P1">Erwartetes Ergebnis: currentState = Player1 und cells ist ein 7x6 Array mit allen Werten auf CellState.Empty</text:p>
        </text:list-item>
        <text:list-item>
          <text:p text:style-name="P1">doMove für alle Spalten setzt Steine korrekt</text:p>
          <text:p text:style-name="P1">Vorbereitung: Instanziierung Business </text:p>
          <text:p text:style-name="P1">Durchführung: Der Reihe nach wird mit jedem Spaltenindex doMove aufgerufen. Dadurch wird das Spielfeld komplett gefüllt. Jede 2. oder 3. Zeile muss der Spieler die erste Spalte auslassen, damit keine Diagonale Gewinnreihe gebildet wird.</text:p>
          <text:p text:style-name="P1">Erwartetes Ergebnis: <text:s/>Spalte hat einen Stein mehr, CellState der obersten Zelle in dieser Spalte ist gleich Player1 oder Player2 je nach Status von <text:s/>currentState <text:span text:style-name="T1">vor</text:span> dem Aufruf.</text:p>
        </text:list-item>
        <text:list-item>
          <text:p text:style-name="P1">doMove ändert currentState auf den nächsten Spieler</text:p>
          <text:p text:style-name="P1">Vorbereitung und Durchführung: siehe 2)</text:p>
          <text:p text:style-name="P1">Erwartetes Ergebnis: bei currentState=Player1 wird Player2, bei currentState=Player2 wird Player1 zurück geliefert. CurrentState steht auf demselben Wert wie das Rückgabeergebnis.</text:p>
        </text:list-item>
      </text:list>
      <text:p text:style-name="Text_20_body">Da ich den Business-Teil möglichst komplett in TDD entwickeln möchte, ergeben sich weitere Testfälle wie die Siegbedingungen nach und nach. Der Verlauf ist durch git transparent nachvollziebar.</text:p>
      <text:list xml:id="list20316275" text:continue-numbering="true" text:style-name="L2">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Kreth</meta:initial-creator>
    <meta:creation-date>2015-12-16T22:56:49.51</meta:creation-date>
    <dc:date>2015-12-17T00:14:18.83</dc:date>
    <dc:creator>Markus Kreth</dc:creator>
    <meta:editing-duration>PT1H17M29S</meta:editing-duration>
    <meta:editing-cycles>3</meta:editing-cycles>
    <meta:generator>OpenOffice/4.1.2$Win32 OpenOffice.org_project/412m3$Build-9782</meta:generator>
    <meta:document-statistic meta:table-count="0" meta:image-count="2" meta:object-count="0" meta:page-count="2" meta:paragraph-count="27" meta:word-count="342" meta:character-count="2486"/>
  </office:meta>
</office:document-meta>
</file>